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variant="normal" fo:text-transform="none" fo:color="#222222" style:font-name="Calibri" fo:font-size="11pt" fo:letter-spacing="normal" fo:font-style="normal" fo:font-weight="normal"/>
    </style:style>
    <style:style style:name="P2" style:family="paragraph" style:parent-style-name="Text_20_body">
      <style:paragraph-properties fo:margin-left="0cm" fo:margin-right="0cm" fo:margin-top="0cm" fo:margin-bottom="0cm" fo:text-indent="0cm" style:auto-text-indent="false"/>
      <style:text-properties fo:font-variant="normal" fo:text-transform="none" fo:color="#222222" style:font-name="Calibri" fo:font-size="11pt" fo:letter-spacing="normal" fo:font-style="normal" fo:font-weight="normal"/>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T1" style:family="text">
      <style:text-properties fo:font-variant="normal" fo:text-transform="none" fo:color="#222222" style:font-name="arial"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lænø:</text:span></text:p>
      <text:p text:style-name="P3"><text:span text:style-name="T1">Vi havde det problem at programmet enten ikke kunne lide navne med tal (3272) eller apostroffer (''''''). Ellers fungerede det upåklageligt :)</text:span> </text:p>
      <text:p text:style-name="P3"/>
      <text:p text:style-name="P3">Noras Minde</text:p>
      <text:p text:style-name="P4">Vi har haft utroligt mange problemer med at få dette ølsystem til at køre optimalt.</text:p>
      <text:p text:style-name="P4"/>
      <text:p text:style-name="P4">1. Der var mange 'users', som vi ikke kunne redigere i, vha. programmets egne funktioner.</text:p>
      <text:p text:style-name="P4"/>
      <text:p text:style-name="P4">2. Funktionerne i 'advanced settings' fungerede overhoved ikke.</text:p>
      <text:p text:style-name="P4"/>
      <text:p text:style-name="P4">3. Statistikken, for både hold og enkelte brugere fungerede overhoved ikke, der stod i flere af brugerne af de havde købt fx. 170 øl, 30 ciders, 20 sodavand, 10 cocio, på trods af at på regningen, som den generede, stod der 15 øl og 3 cocio.</text:p>
      <text:p text:style-name="P4"/>
      <text:p text:style-name="P4">4. Jeg ved ikke om det var min .csv der fejlede eller om det var programmet, men den havde det med at slette den øverste person i navnelisten, og rykke navnene opad, så alle de 4-cifrede stregkoder for personerne, var forskudt med 1.</text:p>
      <text:p text:style-name="Standard"><text:line-break/>Bisserup</text:p>
      <text:p text:style-name="P3"><text:span text:style-name="T1">Vi havde ikke problemer med programmet</text:span> </text:p>
      <text:p text:style-name="P3"/>
      <text:p text:style-name="P3">Klinteborg</text:p>
      <text:p text:style-name="P3"><text:span text:style-name="T1">Databasefilen fra da ølprogrammet chrashede er vedhæftet. Databasefilen vi kørte med resten af rusturen ligger stadigvæk på studiestartscomputeren, men kan sandsynligvis fremtrylles hvis det er meget vigtigt.</text:span><text:line-break/></text:p>
      <text:p text:style-name="P3">Skovbrynet</text:p>
      <text:p text:style-name="P4">ht. Øl programmet lagde jeg mærke til følgende.</text:p>
      <text:p text:style-name="P4">1. Hvorfor skal den der stregkode fylde hele forsiden sådan så man næsten ikke kan se statestikken i bunden som netop er det spændende?</text:p>
      <text:p text:style-name="P4">2. Når man logger ind i programmet kan man ikke se meget af teksten i de forskellige boxe fordi teksten er fejl dimensioneret?</text:p>
      <text:p text:style-name="P4">3. Ved sygdom og lignende er der ingen måde at få en person der har figureret på listen over tilmeldte til ikke at tage del i tabet hvilket giver en lille smule ekstra arbejde.</text:p>
      <text:p text:style-name="P3"/>
      <text:p text:style-name="P3">Ingeborg</text:p>
      <text:p text:style-name="P4">Vi løb ind i det problem, at man ikke kunne have 2 personer med det samme fornavn. Det var selv om alt andet var anderledes, forskellig hold, studieretning etc. Der skete det, at de fik samme konto. De kunne sagtens logge ind på deres eget navn, men de varer de købte røg på en fælles konto. Når der var nogen der hed det samme ville programmet ikke lade en edit brugeren og man havde ikke mulighed for at ændre det. Vi blev derfor nødt til at lave nye brugere til 4 personer, og de skulle opdele deres regning efter, hvad de troede de havde købt.</text:p>
      <text:p text:style-name="P4">Jeg mangler lidt muligheden for at kunne putte på og tage fra en regning. Dette kunne gøres ved fx at have et par pile ved siden af tallet af fx øl, som man kan hæve eller sænke. Det kunne også være lækkert, hvis det var muligt at se, hvornår et vidst antal genstande var blevet købt. Vi havde en pige, der lige pludselig ikke kunne forstå, at hun havde købt 80 øl. Det ville derfor være lækkert, hvis man kunne gå ind og se, hvornår hendes regning var hoppet op og man fx kunne sige, at hun garanteret havde købt en kasse til noget hygge. </text:p>
      <text:p text:style-name="P4">Når man skulle lave regningen kunne det være lækkert, hvis der var et sted, hvor man kunne skrive ektra spild på så den automatisk fordelte det ud på russerne. Det ville være meget lettere end at man skal sidde og lægge det til alle russernes regning manuelt. </text:p>
      <text:p text:style-name="P3"/>
      <text:p text:style-name="P3">Klintehytten</text:p>
      <text:p text:style-name="P3"><text:span text:style-name="T1">Jeg har vedhæftet vores program mappe fra turen som .zip fil, Morten ville vidst gerne have hele filen da der havde været problemer med vores jo. Umiddelbart bestod problemet i at den grafik som vises når en bruger logger ind er baseret på navnet på personen og ikke hans/hendes stregkode nr. Derfor kan det for personer med samme navn som en eller flere andre på turen se ud som om systemet lægger tilfældigt valgte genstande oven i deres regning. Begge/alle personer med samme navn ser samme forbrug når de logger ind. Der var dog ingen problemer i forhold til at genere regninger, disse var fint koblet op på nummeret :) </text:span> </text:p>
      <text:p text:style-name="P3"/>
      <text:p text:style-name="P3">Tolv Ege</text:p>
      <text:p text:style-name="P1">Her er database-filen fra Tolv Ege.</text:p>
      <text:p text:style-name="P2"><text:soft-page-break/>Ved ikke om det har nogen betydning for databasen, men vi valgte at bruge v.1.6 af programmet, da vi oplevede mange problemer med v.1.9 første eftermiddag.</text:p>
      <text:p text:style-name="P2">I samme forbindelse fandt jeg frem til, at programmet muligvis har nogle problemer med æ, ø og å i holdnavne – men er ikke sikk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olbech Hansen</meta:initial-creator>
    <meta:creation-date>2014-10-13T09:42:50.42</meta:creation-date>
    <meta:document-statistic meta:table-count="0" meta:image-count="0" meta:object-count="0" meta:page-count="2" meta:paragraph-count="27" meta:word-count="705" meta:character-count="3950"/>
    <dc:date>2014-10-13T10:09:12.22</dc:date>
    <dc:creator>Sebastian  Molbech Hansen</dc:creator>
    <meta:editing-duration>PT10M11S</meta:editing-duration>
    <meta:editing-cycles>1</meta:editing-cycles>
    <meta:generator>OpenOffice/4.0.1$Win32 OpenOffice.org_project/401m5$Build-9714</meta:generator>
  </office:meta>
</office:document-meta>
</file>